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b82c" officeooo:paragraph-rsid="0016b82c"/>
    </style:style>
    <style:style style:name="P2" style:family="paragraph" style:parent-style-name="Standard">
      <style:text-properties officeooo:rsid="0016b82c" officeooo:paragraph-rsid="0018bdef"/>
    </style:style>
    <style:style style:name="P3" style:family="paragraph" style:parent-style-name="Standard">
      <style:text-properties officeooo:rsid="0016b82c" officeooo:paragraph-rsid="0018ffb1"/>
    </style:style>
    <style:style style:name="P4" style:family="paragraph" style:parent-style-name="Standard">
      <style:text-properties officeooo:rsid="00170d17" officeooo:paragraph-rsid="00170d17"/>
    </style:style>
    <style:style style:name="P5" style:family="paragraph" style:parent-style-name="Standard">
      <style:text-properties officeooo:rsid="0018bdef" officeooo:paragraph-rsid="0018bdef"/>
    </style:style>
    <style:style style:name="P6" style:family="paragraph" style:parent-style-name="Standard">
      <style:text-properties officeooo:rsid="0018ffb1" officeooo:paragraph-rsid="0018ffb1"/>
    </style:style>
    <style:style style:name="T1" style:family="text">
      <style:text-properties officeooo:rsid="0018ff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&gt; sudoku:benchmarks().</text:p>
      <text:p text:style-name="P1">{63699220,</text:p>
      <text:p text:style-name="P1"><text:s/>[{wildcat,0.49626190476190474},</text:p>
      <text:p text:style-name="P1"><text:s text:c="2"/>{diabolical,70.17471428571429},</text:p>
      <text:p text:style-name="P1"><text:s text:c="2"/>{satanic,151.88659523809523},</text:p>
      <text:p text:style-name="P1"><text:s text:c="2"/>{challenge,10.329690476190477},</text:p>
      <text:p text:style-name="P1"><text:s text:c="2"/>{real_challenge,568.2381904761905},</text:p>
      <text:p text:style-name="P1"><text:s text:c="2"/>{extreme,14.35145238095238},</text:p>
      <text:p text:style-name="P1"><text:s text:c="2"/>{more_extreme,22.58602380952381},</text:p>
      <text:p text:style-name="P1"><text:s text:c="2"/>{seventeen,53.01226190476191},</text:p>
      <text:p text:style-name="P1"><text:s text:c="2"/>{excruciating,7.827761904761904},</text:p>
      <text:p text:style-name="P1"><text:s text:c="2"/>{difficult,5.0193095238095236},</text:p>
      <text:p text:style-name="P1"><text:s text:c="2"/>{very_difficult,38.66157142857143},</text:p>
      <text:p text:style-name="P1"><text:s text:c="2"/>{climbing_everest,450.0599523809524},</text:p>
      <text:p text:style-name="P1"><text:s text:c="2"/>{absurd,41.39359523809524},</text:p>
      <text:p text:style-name="P1"><text:s text:c="2"/>{hard,52.15728571428572},</text:p>
      <text:p text:style-name="P1"><text:s text:c="2"/>{empty,30.45207142857143}]}</text:p>
      <text:p text:style-name="P1"/>
      <text:p text:style-name="P1">3&gt; sudoku:par_benchmarks().</text:p>
      <text:p text:style-name="P1">{24925064,</text:p>
      <text:p text:style-name="P1"><text:s/>[{wildcat,1.0231904761904762},</text:p>
      <text:p text:style-name="P1"><text:s text:c="2"/>{diabolical,98.05509523809523},</text:p>
      <text:p text:style-name="P1"><text:s text:c="2"/>{satanic,189.13735714285713},</text:p>
      <text:p text:style-name="P1"><text:s text:c="2"/>{challenge,20.712214285714285},</text:p>
      <text:p text:style-name="P1"><text:s text:c="2"/>{real_challenge,593.4221904761905},</text:p>
      <text:p text:style-name="P1"><text:s text:c="2"/>{extreme,23.417928571428572},</text:p>
      <text:p text:style-name="P1"><text:s text:c="2"/>{more_extreme,32.375928571428574},</text:p>
      <text:p text:style-name="P1"><text:s text:c="2"/>{seventeen,79.41426190476191},</text:p>
      <text:p text:style-name="P1"><text:s text:c="2"/>{excruciating,13.51107142857143},</text:p>
      <text:p text:style-name="P1"><text:s text:c="2"/>{difficult,13.791547619047618},</text:p>
      <text:p text:style-name="P1"><text:s text:c="2"/>{very_difficult,63.19576190476191},</text:p>
      <text:p text:style-name="P1"><text:s text:c="2"/>{climbing_everest,481.03680952380955},</text:p>
      <text:p text:style-name="P1"><text:s text:c="2"/>{absurd,48.017738095238094},</text:p>
      <text:p text:style-name="P1"><text:s text:c="2"/>{hard,79.63466666666667},</text:p>
      <text:p text:style-name="P1"><text:s text:c="2"/>{empty,52.61128571428572}]}</text:p>
      <text:p text:style-name="P1">4&gt; </text:p>
      <text:p text:style-name="P1"/>
      <text:p text:style-name="P1"/>
      <text:p text:style-name="P1">Speedup 63699220 / 24925064 <text:s/>= 2.55</text:p>
      <text:p text:style-name="P1"/>
      <text:p text:style-name="P2"/>
      <text:p text:style-name="P6">{74060666,</text:p>
      <text:p text:style-name="P6"><text:s/>[{wildcat,0.6348095238095238},</text:p>
      <text:p text:style-name="P6"><text:s text:c="2"/>{diabolical,81.4215},</text:p>
      <text:p text:style-name="P6"><text:s text:c="2"/>{satanic,175.85342857142857},</text:p>
      <text:p text:style-name="P6"><text:s text:c="2"/>{challenge,11.876285714285714},</text:p>
      <text:p text:style-name="P6"><text:s text:c="2"/>{real_challenge,661.1169761904762},</text:p>
      <text:p text:style-name="P6"><text:s text:c="2"/>{extreme,16.667809523809524},</text:p>
      <text:p text:style-name="P6"><text:s text:c="2"/>{more_extreme,25.790619047619046},</text:p>
      <text:p text:style-name="P6"><text:soft-page-break/><text:s text:c="2"/>{seventeen,61.12559523809524},</text:p>
      <text:p text:style-name="P6"><text:s text:c="2"/>{excruciating,9.162},</text:p>
      <text:p text:style-name="P6"><text:s text:c="2"/>{difficult,5.879952380952381},</text:p>
      <text:p text:style-name="P6"><text:s text:c="2"/>{very_difficult,44.71740476190476},</text:p>
      <text:p text:style-name="P6"><text:s text:c="2"/>{climbing_everest,521.8311666666667},</text:p>
      <text:p text:style-name="P6"><text:s text:c="2"/>{absurd,50.17057142857143},</text:p>
      <text:p text:style-name="P6"><text:s text:c="2"/>{hard,59.78045238095238},</text:p>
      <text:p text:style-name="P6"><text:s text:c="2"/>{empty,37.319047619047616}]}</text:p>
      <text:p text:style-name="P2"/>
      <text:p text:style-name="P3">Speedup 63699220 / <text:s/><text:span text:style-name="T1">74060666</text:span> = <text:span text:style-name="T1">0.86</text:span></text:p>
      <text:p text:style-name="P2"/>
      <text:p text:style-name="P6">13&gt; sudoku_guess:benchmarks().</text:p>
      <text:p text:style-name="P6">{79546508,</text:p>
      <text:p text:style-name="P6"><text:s/>[{wildcat,0.5955},</text:p>
      <text:p text:style-name="P6"><text:s text:c="2"/>{diabolical,85.30392857142857},</text:p>
      <text:p text:style-name="P6"><text:s text:c="2"/>{satanic,182.0722857142857},</text:p>
      <text:p text:style-name="P6"><text:s text:c="2"/>{challenge,11.42402380952381},</text:p>
      <text:p text:style-name="P6"><text:s text:c="2"/>{real_challenge,716.4484047619047},</text:p>
      <text:p text:style-name="P6"><text:s text:c="2"/>{extreme,18.077380952380953},</text:p>
      <text:p text:style-name="P6"><text:s text:c="2"/>{more_extreme,28.774976190476192},</text:p>
      <text:p text:style-name="P6"><text:s text:c="2"/>{seventeen,66.24416666666667},</text:p>
      <text:p text:style-name="P6"><text:s text:c="2"/>{excruciating,9.56147619047619},</text:p>
      <text:p text:style-name="P6"><text:s text:c="2"/>{difficult,6.358357142857143},</text:p>
      <text:p text:style-name="P6"><text:s text:c="2"/>{very_difficult,49.64752380952381},</text:p>
      <text:p text:style-name="P6"><text:s text:c="2"/>{climbing_everest,565.7743571428572},</text:p>
      <text:p text:style-name="P6"><text:s text:c="2"/>{absurd,50.64773809523809},</text:p>
      <text:p text:style-name="P6"><text:s text:c="2"/>{hard,63.697880952380956},</text:p>
      <text:p text:style-name="P6"><text:s text:c="2"/>{empty,39.33390476190476}]}</text:p>
      <text:p text:style-name="P1"/>
      <text:p text:style-name="P3">Speedup 63699220 / <text:span text:style-name="T1">79546508</text:span> <text:s/>= <text:span text:style-name="T1">0.80</text:span></text:p>
      <text:p text:style-name="P1"/>
      <text:p text:style-name="P4">Machine used: gullstrand.it.uu.s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7:21:42.078519448</meta:creation-date>
    <dc:date>2017-12-10T19:25:23.588280060</dc:date>
    <meta:editing-duration>P2DT4H5M14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2" meta:paragraph-count="72" meta:word-count="92" meta:character-count="2197" meta:non-whitespace-character-count="2057"/>
  </office:meta>
</office:document-meta>
</file>